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ervo.h&gt;</text:p>
      <text:p text:style-name="Standard"/>
      <text:p text:style-name="Standard"/>
      <text:p text:style-name="Standard">Servo servo_5;</text:p>
      <text:p text:style-name="Standard"/>
      <text:p text:style-name="Standard">Servo servo_7;</text:p>
      <text:p text:style-name="Standard"/>
      <text:p text:style-name="Standard">Servo servo_11;</text:p>
      <text:p text:style-name="Standard"/>
      <text:p text:style-name="Standard">Servo servo_12;</text:p>
      <text:p text:style-name="Standard"/>
      <text:p text:style-name="Standard">Servo servo_10;</text:p>
      <text:p text:style-name="Standard"/>
      <text:p text:style-name="Standard"/>
      <text:p text:style-name="Standard">int i;</text:p>
      <text:p text:style-name="Standard"/>
      <text:p text:style-name="Standard">void setup() {</text:p>
      <text:p text:style-name="Standard"><text:s text:c="2"/>servo_5.attach(5);</text:p>
      <text:p text:style-name="Standard"/>
      <text:p text:style-name="Standard"><text:s text:c="2"/>servo_7.attach(7);</text:p>
      <text:p text:style-name="Standard"/>
      <text:p text:style-name="Standard"><text:s text:c="2"/>servo_11.attach(11);</text:p>
      <text:p text:style-name="Standard"/>
      <text:p text:style-name="Standard"><text:s text:c="2"/>servo_12.attach(12);</text:p>
      <text:p text:style-name="Standard"/>
      <text:p text:style-name="Standard"><text:s text:c="2"/>servo_10.attach(10);</text:p>
      <text:p text:style-name="Standard"/>
      <text:p text:style-name="Standard"/>
      <text:p text:style-name="Standard">}</text:p>
      <text:p text:style-name="Standard"/>
      <text:p text:style-name="Standard">void loop() {</text:p>
      <text:p text:style-name="Standard"><text:s text:c="4"/>for (i = 0; i = 90; i += 1) {</text:p>
      <text:p text:style-name="Standard"><text:s text:c="6"/>servo_5.write(i);</text:p>
      <text:p text:style-name="Standard"><text:s text:c="6"/>delay(5);</text:p>
      <text:p text:style-name="Standard"><text:s text:c="4"/>}</text:p>
      <text:p text:style-name="Standard"><text:s text:c="4"/>for (i = 0; i = 90; i += 1) {</text:p>
      <text:p text:style-name="Standard"><text:s text:c="6"/>servo_7.write(i);</text:p>
      <text:p text:style-name="Standard"><text:s text:c="6"/>delay(5);</text:p>
      <text:p text:style-name="Standard"><text:s text:c="4"/>}</text:p>
      <text:p text:style-name="Standard"><text:s text:c="4"/>for (i = 0; i = 90; i += 1) {</text:p>
      <text:p text:style-name="Standard"><text:s text:c="6"/>servo_11.write(i);</text:p>
      <text:p text:style-name="Standard"><text:s text:c="6"/>delay(5);</text:p>
      <text:p text:style-name="Standard"><text:s text:c="4"/>}</text:p>
      <text:p text:style-name="Standard"><text:s text:c="4"/>for (i = 0; i = 90; i += 1) {</text:p>
      <text:p text:style-name="Standard"><text:s text:c="6"/>servo_12.write(i);</text:p>
      <text:p text:style-name="Standard"><text:s text:c="6"/>delay(5);</text:p>
      <text:p text:style-name="Standard"><text:s text:c="4"/>}</text:p>
      <text:p text:style-name="Standard"><text:s text:c="4"/>for (i = 0; i = 90; i += 1) {</text:p>
      <text:p text:style-name="Standard"><text:s text:c="6"/>servo_10.write(i);</text:p>
      <text:p text:style-name="Standard"><text:s text:c="6"/>delay(5);</text:p>
      <text:p text:style-name="Standard"><text:s text:c="4"/>}</text:p>
      <text:p text:style-name="Standard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0$Win32 OpenOffice.org_project/410m18$Build-9764</meta:generator>
    <dc:date>2021-06-28T20:56:18.61</dc:date>
    <meta:document-statistic meta:table-count="0" meta:image-count="0" meta:object-count="0" meta:page-count="2" meta:paragraph-count="36" meta:word-count="97" meta:character-count="615"/>
    <meta:user-defined meta:name="Info 1"/>
    <meta:user-defined meta:name="Info 2"/>
    <meta:user-defined meta:name="Info 3"/>
    <meta:user-defined meta:name="Info 4"/>
  </office:meta>
</office:document-meta>
</file>